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5" style:family="table">
      <style:table-properties style:width="6.0583in" fo:margin-left="0.3167in" table:align="left"/>
    </style:style>
    <style:style style:name="Table5.A" style:family="table-column">
      <style:table-column-properties style:column-width="3.1458in"/>
    </style:style>
    <style:style style:name="Table5.B" style:family="table-column">
      <style:table-column-properties style:column-width="2.912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6.0583in" fo:margin-left="0.3167in" table:align="left"/>
    </style:style>
    <style:style style:name="Table4.A" style:family="table-column">
      <style:table-column-properties style:column-width="3.1458in"/>
    </style:style>
    <style:style style:name="Table4.B" style:family="table-column">
      <style:table-column-properties style:column-width="2.91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6.0583in" fo:margin-left="0.3167in" table:align="left"/>
    </style:style>
    <style:style style:name="Table6.A" style:family="table-column">
      <style:table-column-properties style:column-width="3.1458in"/>
    </style:style>
    <style:style style:name="Table6.B" style:family="table-column">
      <style:table-column-properties style:column-width="2.9125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 style:family="table">
      <style:table-properties style:width="6.0028in" fo:margin-left="0.3722in" fo:break-before="auto" fo:break-after="auto" table:align="left" fo:keep-with-next="auto" style:may-break-between-rows="true" table:border-model="collapsing"/>
    </style:style>
    <style:style style:name="Table8.A" style:family="table-column">
      <style:table-column-properties style:column-width="3.0903in"/>
    </style:style>
    <style:style style:name="Table8.B" style:family="table-column">
      <style:table-column-properties style:column-width="2.9125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6" style:family="table-row">
      <style:table-row-properties fo:keep-together="auto"/>
    </style:style>
    <style:style style:name="Table9" style:family="table">
      <style:table-properties style:width="5.9236in" table:align="left"/>
    </style:style>
    <style:style style:name="Table9.A" style:family="table-column">
      <style:table-column-properties style:column-width="0.8125in"/>
    </style:style>
    <style:style style:name="Table9.B" style:family="table-column">
      <style:table-column-properties style:column-width="5.111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0583in" fo:margin-left="0.3167in" table:align="left"/>
    </style:style>
    <style:style style:name="Table2.A" style:family="table-column">
      <style:table-column-properties style:column-width="3.1458in"/>
    </style:style>
    <style:style style:name="Table2.B" style:family="table-column">
      <style:table-column-properties style:column-width="2.91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 style:family="table">
      <style:table-properties style:width="6.0583in" fo:margin-left="0.3167in" table:align="left"/>
    </style:style>
    <style:style style:name="Table1.A" style:family="table-column">
      <style:table-column-properties style:column-width="3.1458in"/>
    </style:style>
    <style:style style:name="Table1.B" style:family="table-column">
      <style:table-column-properties style:column-width="2.912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 style:family="table">
      <style:table-properties style:width="6.0583in" fo:margin-left="0.3167in" table:align="left"/>
    </style:style>
    <style:style style:name="Table3.A" style:family="table-column">
      <style:table-column-properties style:column-width="3.1458in"/>
    </style:style>
    <style:style style:name="Table3.B" style:family="table-column">
      <style:table-column-properties style:column-width="2.9125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 style:family="table">
      <style:table-properties style:width="6.0583in" fo:margin-left="0.3167in" table:align="left"/>
    </style:style>
    <style:style style:name="Table7.A" style:family="table-column">
      <style:table-column-properties style:column-width="3.1458in"/>
    </style:style>
    <style:style style:name="Table7.B" style:family="table-column">
      <style:table-column-properties style:column-width="2.9125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 style:family="table">
      <style:table-properties style:width="6.0583in" fo:margin-left="0.3167in" table:align="left"/>
    </style:style>
    <style:style style:name="Table10.A" style:family="table-column">
      <style:table-column-properties style:column-width="3.1458in"/>
    </style:style>
    <style:style style:name="Table10.B" style:family="table-column">
      <style:table-column-properties style:column-width="2.9125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 style:family="table">
      <style:table-properties style:width="5.9236in" table:align="left"/>
    </style:style>
    <style:style style:name="Table11.A" style:family="table-column">
      <style:table-column-properties style:column-width="0.8125in"/>
    </style:style>
    <style:style style:name="Table11.B" style:family="table-column">
      <style:table-column-properties style:column-width="5.111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0583in" fo:margin-left="0.3167in" table:align="left"/>
    </style:style>
    <style:style style:name="Table12.A" style:family="table-column">
      <style:table-column-properties style:column-width="3.1458in"/>
    </style:style>
    <style:style style:name="Table12.B" style:family="table-column">
      <style:table-column-properties style:column-width="2.912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 style:family="table">
      <style:table-properties style:width="5.9236in" table:align="left"/>
    </style:style>
    <style:style style:name="Table13.A" style:family="table-column">
      <style:table-column-properties style:column-width="0.8125in"/>
    </style:style>
    <style:style style:name="Table13.B" style:family="table-column">
      <style:table-column-properties style:column-width="5.1111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0583in" fo:margin-left="0.3167in" table:align="left"/>
    </style:style>
    <style:style style:name="Table14.A" style:family="table-column">
      <style:table-column-properties style:column-width="3.1458in"/>
    </style:style>
    <style:style style:name="Table14.B" style:family="table-column">
      <style:table-column-properties style:column-width="2.9125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 style:family="table">
      <style:table-properties style:width="6.0583in" fo:margin-left="0.3167in" table:align="left"/>
    </style:style>
    <style:style style:name="Table15.A" style:family="table-column">
      <style:table-column-properties style:column-width="3.1458in"/>
    </style:style>
    <style:style style:name="Table15.B" style:family="table-column">
      <style:table-column-properties style:column-width="2.9125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rsid="00159211" officeooo:paragraph-rsid="00159211"/>
    </style:style>
    <style:style style:name="P2" style:family="paragraph" style:parent-style-name="Standard">
      <style:text-properties officeooo:rsid="00159211" officeooo:paragraph-rsid="001b6272"/>
    </style:style>
    <style:style style:name="P3" style:family="paragraph" style:parent-style-name="Standard">
      <style:text-properties fo:font-size="10pt" fo:font-weight="bold" officeooo:rsid="00159211" officeooo:paragraph-rsid="00159211" style:font-size-asian="10pt" style:font-weight-asian="bold" style:font-size-complex="10pt" style:font-weight-complex="bold"/>
    </style:style>
    <style:style style:name="P4" style:family="paragraph" style:parent-style-name="Standard">
      <style:text-properties fo:font-size="10pt" fo:font-weight="bold" officeooo:rsid="001b6272" officeooo:paragraph-rsid="001b6272" style:font-size-asian="10pt" style:font-weight-asian="bold" style:font-size-complex="10pt" style:font-weight-complex="bold"/>
    </style:style>
    <style:style style:name="P5" style:family="paragraph" style:parent-style-name="Standard">
      <style:text-properties fo:font-size="10pt" fo:font-weight="bold" officeooo:rsid="0020a38b" officeooo:paragraph-rsid="0020a38b" style:font-size-asian="10pt" style:font-weight-asian="bold" style:font-size-complex="10pt" style:font-weight-complex="bold"/>
    </style:style>
    <style:style style:name="P6" style:family="paragraph" style:parent-style-name="Standard">
      <style:text-properties fo:font-size="10pt" fo:font-weight="bold" officeooo:rsid="0021b08b" officeooo:paragraph-rsid="0021b08b" style:font-size-asian="10pt" style:font-weight-asian="bold" style:font-size-complex="10pt" style:font-weight-complex="bold"/>
    </style:style>
    <style:style style:name="P7" style:family="paragraph" style:parent-style-name="Standard">
      <style:text-properties fo:font-size="10pt" fo:font-weight="bold" officeooo:rsid="00159211" officeooo:paragraph-rsid="00159211" style:font-size-asian="8.75pt" style:font-weight-asian="bold" style:font-size-complex="10pt" style:font-weight-complex="bold"/>
    </style:style>
    <style:style style:name="P8" style:family="paragraph" style:parent-style-name="Standard">
      <style:text-properties fo:font-size="10pt" fo:font-weight="bold" officeooo:rsid="001a22ec" officeooo:paragraph-rsid="00227ad4" style:font-size-asian="8.75pt" style:font-weight-asian="bold" style:font-size-complex="10pt" style:font-weight-complex="bold"/>
    </style:style>
    <style:style style:name="P9" style:family="paragraph" style:parent-style-name="Standard">
      <style:text-properties fo:font-size="10pt" officeooo:rsid="00159211" officeooo:paragraph-rsid="00159211" style:font-size-asian="8.75pt" style:font-size-complex="10pt"/>
    </style:style>
    <style:style style:name="P10" style:family="paragraph" style:parent-style-name="Standard">
      <style:text-properties fo:font-size="10pt" officeooo:rsid="001a22ec" officeooo:paragraph-rsid="00159211" style:font-size-asian="8.75pt" style:font-size-complex="10pt"/>
    </style:style>
    <style:style style:name="P11" style:family="paragraph" style:parent-style-name="Standard">
      <style:text-properties fo:font-size="10pt" fo:font-weight="normal" officeooo:rsid="0020a38b" officeooo:paragraph-rsid="0020a38b" style:font-size-asian="10pt" style:font-weight-asian="normal" style:font-size-complex="10pt" style:font-weight-complex="normal"/>
    </style:style>
    <style:style style:name="P12" style:family="paragraph" style:parent-style-name="Standard">
      <style:text-properties fo:font-size="10pt" fo:font-weight="normal" officeooo:rsid="0021b08b" officeooo:paragraph-rsid="0021b08b" style:font-size-asian="10pt" style:font-weight-asian="normal" style:font-size-complex="10pt" style:font-weight-complex="normal"/>
    </style:style>
    <style:style style:name="P13" style:family="paragraph" style:parent-style-name="Standard">
      <style:text-properties fo:font-size="10pt" fo:font-weight="normal" officeooo:rsid="00227ad4" officeooo:paragraph-rsid="002a1c0d" style:font-size-asian="8.75pt" style:font-weight-asian="normal" style:font-size-complex="10pt" style:font-weight-complex="normal"/>
    </style:style>
    <style:style style:name="P14" style:family="paragraph" style:parent-style-name="Standard">
      <style:text-properties fo:font-size="10pt" fo:font-weight="normal" officeooo:rsid="00227ad4" officeooo:paragraph-rsid="002bff95" style:font-size-asian="8.75pt" style:font-weight-asian="normal" style:font-size-complex="10pt" style:font-weight-complex="normal"/>
    </style:style>
    <style:style style:name="P15" style:family="paragraph" style:parent-style-name="Standard">
      <style:text-properties fo:font-size="10pt" fo:font-style="normal" style:text-underline-style="none" fo:font-weight="normal" officeooo:rsid="001a22ec" officeooo:paragraph-rsid="002bff95" style:font-size-asian="8.75pt" style:font-style-asian="normal" style:font-weight-asian="normal" style:font-size-complex="10pt" style:font-style-complex="normal" style:font-weight-complex="normal"/>
    </style:style>
    <style:style style:name="P16" style:family="paragraph" style:parent-style-name="Standard">
      <style:text-properties fo:font-size="10pt" fo:font-style="normal" style:text-underline-style="none" fo:font-weight="normal" officeooo:rsid="00227ad4" officeooo:paragraph-rsid="00227ad4" style:font-size-asian="8.75pt" style:font-style-asian="normal" style:font-weight-asian="normal" style:font-size-complex="10pt" style:font-style-complex="normal" style:font-weight-complex="normal"/>
    </style:style>
    <style:style style:name="P17" style:family="paragraph" style:parent-style-name="Standard">
      <style:text-properties fo:font-size="10pt" fo:font-style="normal" style:text-underline-style="none" fo:font-weight="normal" officeooo:rsid="00227ad4" officeooo:paragraph-rsid="002ffac6"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2a1c0d" style:font-size-asian="8.75pt" style:font-style-asian="italic" style:font-weight-asian="bold" style:font-size-complex="10pt" style:font-style-complex="italic" style:font-weight-complex="bold"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2bff95" style:font-size-asian="8.75pt" style:font-style-asian="italic" style:font-weight-asian="bold" style:font-size-complex="10pt" style:font-style-complex="italic" style:font-weight-complex="bold"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a1c0d" style:font-size-asian="8.75pt" style:font-style-asian="normal" style:font-weight-asian="bold" style:font-size-complex="10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bff95" style:font-size-asian="8.75pt" style:font-style-asian="normal" style:font-weight-asian="bold" style:font-size-complex="10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a1c0d" officeooo:paragraph-rsid="002a1c0d" style:font-size-asian="8.75pt" style:font-style-asian="normal" style:font-weight-asian="bold" style:font-size-complex="10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2bff95" style:font-size-asian="8.75pt" style:font-style-asian="normal" style:font-weight-asian="bold" style:font-size-complex="10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2a1c0d" style:font-size-asian="8.75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2bff95" style:font-size-asian="8.75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2a1c0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2bff95" style:font-size-asian="10pt" style:font-style-asian="normal" style:font-weight-asian="bold" style:font-size-complex="10pt" style:font-style-complex="normal" style:font-weight-complex="bold" style:text-overline-style="none" style:text-overline-color="font-color"/>
    </style:style>
    <style:style style:name="P2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2a1c0d" style:font-size-asian="8pt" style:font-style-asian="italic" style:font-weight-asian="normal" style:font-size-complex="8pt" style:font-style-complex="italic"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2bff95" style:font-size-asian="8pt" style:font-style-asian="italic" style:font-weight-asian="normal" style:font-size-complex="8pt" style:font-style-complex="italic" style:font-weight-complex="normal" style:text-overline-style="none" style:text-overline-color="font-color"/>
    </style:style>
    <style:style style:name="P30" style:family="paragraph" style:parent-style-name="Standard" style:list-style-name="L1">
      <style:text-properties fo:font-size="10pt" fo:font-weight="normal" officeooo:rsid="0020a38b" officeooo:paragraph-rsid="0020a38b" style:font-size-asian="10pt" style:font-weight-asian="normal" style:font-size-complex="10pt" style:font-weight-complex="normal"/>
    </style:style>
    <style:style style:name="P31" style:family="paragraph" style:parent-style-name="Standard" style:list-style-name="L2">
      <style:text-properties fo:font-size="10pt" fo:font-weight="normal" officeooo:rsid="0021b08b" officeooo:paragraph-rsid="0021b08b" style:font-size-asian="10pt" style:font-weight-asian="normal" style:font-size-complex="10pt" style:font-weight-complex="normal"/>
    </style:style>
    <style:style style:name="P32" style:family="paragraph" style:parent-style-name="Standard">
      <style:text-properties fo:font-size="10pt" fo:font-weight="normal" officeooo:rsid="00227ad4" officeooo:paragraph-rsid="00227ad4" style:font-size-asian="8.75pt" style:font-weight-asian="normal" style:font-size-complex="10pt" style:font-weight-complex="normal"/>
    </style:style>
    <style:style style:name="P33" style:family="paragraph" style:parent-style-name="Standard">
      <style:text-properties fo:font-size="10pt" fo:font-weight="normal" officeooo:rsid="00227ad4" officeooo:paragraph-rsid="002a1c0d" style:font-size-asian="8.75pt" style:font-weight-asian="normal" style:font-size-complex="10pt" style:font-weight-complex="normal"/>
    </style:style>
    <style:style style:name="P34" style:family="paragraph" style:parent-style-name="Standard">
      <style:text-properties fo:font-size="10pt" fo:font-weight="normal" officeooo:rsid="00227ad4" officeooo:paragraph-rsid="0031f4d3" style:font-size-asian="8.75pt" style:font-weight-asian="normal" style:font-size-complex="10pt" style:font-weight-complex="normal"/>
    </style:style>
    <style:style style:name="P35" style:family="paragraph" style:parent-style-name="Standard">
      <style:text-properties fo:font-size="10pt" fo:font-weight="normal" officeooo:rsid="00227ad4" officeooo:paragraph-rsid="0032b741" style:font-size-asian="8.75pt" style:font-weight-asian="normal" style:font-size-complex="10pt" style:font-weight-complex="normal"/>
    </style:style>
    <style:style style:name="P36" style:family="paragraph" style:parent-style-name="Standard">
      <style:text-properties fo:font-size="10pt" fo:font-weight="normal" officeooo:rsid="00227ad4" officeooo:paragraph-rsid="003310e2" style:font-size-asian="8.75pt" style:font-weight-asian="normal" style:font-size-complex="10pt" style:font-weight-complex="normal"/>
    </style:style>
    <style:style style:name="P37" style:family="paragraph" style:parent-style-name="Standard">
      <style:text-properties fo:font-size="10pt" fo:font-weight="normal" officeooo:rsid="00227ad4" officeooo:paragraph-rsid="003365e6" style:font-size-asian="8.75pt" style:font-weight-asian="normal" style:font-size-complex="10pt" style:font-weight-complex="normal"/>
    </style:style>
    <style:style style:name="P38" style:family="paragraph" style:parent-style-name="Standard">
      <style:text-properties fo:font-size="10pt" fo:font-weight="normal" officeooo:rsid="00227ad4" officeooo:paragraph-rsid="0034a476" style:font-size-asian="8.75pt" style:font-weight-asian="normal" style:font-size-complex="10pt" style:font-weight-complex="normal"/>
    </style:style>
    <style:style style:name="P39" style:family="paragraph" style:parent-style-name="Standard">
      <style:text-properties fo:font-size="10pt" fo:font-weight="normal" officeooo:rsid="00227ad4" officeooo:paragraph-rsid="00363a2b" style:font-size-asian="8.75pt" style:font-weight-asian="normal" style:font-size-complex="10pt" style:font-weight-complex="normal"/>
    </style:style>
    <style:style style:name="P40" style:family="paragraph" style:parent-style-name="Standard" style:list-style-name="L3">
      <style:text-properties fo:font-size="10pt" officeooo:rsid="001b6272" officeooo:paragraph-rsid="001b6272" style:font-size-asian="8.75pt" style:font-size-complex="10pt"/>
    </style:style>
    <style:style style:name="P41" style:family="paragraph" style:parent-style-name="Standard" style:list-style-name="L4">
      <style:text-properties fo:font-size="10pt" officeooo:rsid="001b6272" officeooo:paragraph-rsid="001b6272" style:font-size-asian="8.75pt" style:font-size-complex="10pt"/>
    </style:style>
    <style:style style:name="P42" style:family="paragraph" style:parent-style-name="Standard" style:list-style-name="L3">
      <style:text-properties fo:font-size="10pt" officeooo:rsid="00159211" officeooo:paragraph-rsid="00159211" style:font-size-asian="8.75pt" style:font-size-complex="10pt"/>
    </style:style>
    <style:style style:name="P43" style:family="paragraph" style:parent-style-name="Standard" style:list-style-name="L4">
      <style:text-properties fo:font-size="10pt" officeooo:rsid="00159211" officeooo:paragraph-rsid="00159211" style:font-size-asian="8.75pt" style:font-size-complex="10pt"/>
    </style:style>
    <style:style style:name="P44" style:family="paragraph" style:parent-style-name="Standard" style:list-style-name="L3">
      <style:text-properties fo:font-size="10pt" officeooo:rsid="0021b08b" officeooo:paragraph-rsid="0021b08b" style:font-size-asian="8.75pt" style:font-size-complex="10pt"/>
    </style:style>
    <style:style style:name="P45" style:family="paragraph" style:parent-style-name="Standard" style:list-style-name="L4">
      <style:text-properties fo:font-size="10pt" officeooo:rsid="001c6722" officeooo:paragraph-rsid="001c6722" style:font-size-asian="8.75pt" style:font-size-complex="10pt"/>
    </style:style>
    <style:style style:name="P46" style:family="paragraph" style:parent-style-name="Standard" style:list-style-name="L4">
      <style:text-properties fo:font-size="10pt" officeooo:rsid="001f0200" officeooo:paragraph-rsid="001f0200" style:font-size-asian="8.75pt" style:font-size-complex="10pt"/>
    </style:style>
    <style:style style:name="P47" style:family="paragraph" style:parent-style-name="Standard">
      <style:text-properties fo:font-size="10pt" officeooo:rsid="001a22ec" officeooo:paragraph-rsid="00308a65" style:font-size-asian="8.75pt" style:font-size-complex="10pt"/>
    </style:style>
    <style:style style:name="P48" style:family="paragraph" style:parent-style-name="Standard">
      <style:text-properties fo:font-size="10pt" fo:font-style="normal" style:text-underline-style="none" fo:font-weight="bold" officeooo:rsid="00227ad4" officeooo:paragraph-rsid="002ffac6" style:font-size-asian="8.75pt" style:font-style-asian="normal" style:font-weight-asian="bold" style:font-size-complex="10pt" style:font-style-complex="normal" style:font-weight-complex="bold"/>
    </style:style>
    <style:style style:name="P49" style:family="paragraph" style:parent-style-name="Standard" style:list-style-name="L4">
      <style:text-properties officeooo:rsid="001905d7" officeooo:paragraph-rsid="001905d7"/>
    </style:style>
    <style:style style:name="P50" style:family="paragraph" style:parent-style-name="Standard" style:list-style-name="L4">
      <style:text-properties officeooo:rsid="00159211" officeooo:paragraph-rsid="00159211"/>
    </style:style>
    <style:style style:name="P51"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a1c0d" officeooo:paragraph-rsid="002a1c0d" style:font-size-asian="8.75pt" style:font-style-asian="italic" style:font-weight-asian="bold" style:font-size-complex="10pt" style:font-style-complex="italic" style:font-weight-complex="bold"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31f4d3" style:font-size-asian="8.75pt" style:font-style-asian="italic" style:font-weight-asian="bold" style:font-size-complex="10pt" style:font-style-complex="italic" style:font-weight-complex="bold"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32b741" style:font-size-asian="8.75pt" style:font-style-asian="italic" style:font-weight-asian="bold" style:font-size-complex="10pt" style:font-style-complex="italic" style:font-weight-complex="bold"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3310e2" style:font-size-asian="8.75pt" style:font-style-asian="italic" style:font-weight-asian="bold" style:font-size-complex="10pt" style:font-style-complex="italic" style:font-weight-complex="bold"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3365e6" style:font-size-asian="8.75pt" style:font-style-asian="italic" style:font-weight-asian="bold" style:font-size-complex="10pt" style:font-style-complex="italic" style:font-weight-complex="bold"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34a476" style:font-size-asian="8.75pt" style:font-style-asian="italic" style:font-weight-asian="bold" style:font-size-complex="10pt" style:font-style-complex="italic" style:font-weight-complex="bold"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227ad4" officeooo:paragraph-rsid="00363a2b" style:font-size-asian="8.75pt" style:font-style-asian="italic" style:font-weight-asian="bold" style:font-size-complex="10pt" style:font-style-complex="italic" style:font-weight-complex="bold" style:text-overline-style="none" style:text-overline-color="font-color"/>
    </style:style>
    <style:style style:name="P58"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31f4d3" officeooo:paragraph-rsid="0031f4d3" style:font-size-asian="8.75pt" style:font-style-asian="italic" style:font-weight-asian="bold" style:font-size-complex="10pt" style:font-style-complex="italic" style:font-weight-complex="bold" style:text-overline-style="none" style:text-overline-color="font-color"/>
    </style:style>
    <style:style style:name="P59"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31f4d3" officeooo:paragraph-rsid="0032b741" style:font-size-asian="8.75pt" style:font-style-asian="italic" style:font-weight-asian="bold" style:font-size-complex="10pt" style:font-style-complex="italic" style:font-weight-complex="bold" style:text-overline-style="none" style:text-overline-color="font-color"/>
    </style:style>
    <style:style style:name="P60" style:family="paragraph" style:parent-style-name="Standard" style:list-style-name="L7">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solid" style:text-underline-width="auto" style:text-underline-color="font-color" fo:font-weight="bold" officeooo:rsid="0032b741" officeooo:paragraph-rsid="0032b741" style:font-size-asian="8.75pt" style:font-style-asian="italic" style:font-weight-asian="bold" style:font-size-complex="10pt" style:font-style-complex="italic" style:font-weight-complex="bold"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31f4d3" style:font-size-asian="8.75pt" style:font-style-asian="normal" style:font-weight-asian="bold" style:font-size-complex="10pt" style:font-style-complex="normal" style:font-weight-complex="bold"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32b741" style:font-size-asian="8.75pt" style:font-style-asian="normal" style:font-weight-asian="bold" style:font-size-complex="10pt" style:font-style-complex="normal" style:font-weight-complex="bold"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3310e2" style:font-size-asian="8.75pt" style:font-style-asian="normal" style:font-weight-asian="bold" style:font-size-complex="10pt" style:font-style-complex="normal" style:font-weight-complex="bold"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3365e6" style:font-size-asian="8.75pt" style:font-style-asian="normal" style:font-weight-asian="bold" style:font-size-complex="10pt" style:font-style-complex="normal" style:font-weight-complex="bold"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34a476" style:font-size-asian="8.75pt" style:font-style-asian="normal" style:font-weight-asian="bold" style:font-size-complex="10pt" style:font-style-complex="normal" style:font-weight-complex="bold"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7a00" officeooo:paragraph-rsid="00363a2b" style:font-size-asian="8.75pt" style:font-style-asian="normal" style:font-weight-asian="bold" style:font-size-complex="10pt" style:font-style-complex="normal" style:font-weight-complex="bold"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31f4d3" style:font-size-asian="8.75pt" style:font-style-asian="normal" style:font-weight-asian="bold" style:font-size-complex="10pt" style:font-style-complex="normal" style:font-weight-complex="bold"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32b741" style:font-size-asian="8.75pt" style:font-style-asian="normal" style:font-weight-asian="bold" style:font-size-complex="10pt" style:font-style-complex="normal" style:font-weight-complex="bold"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3310e2" style:font-size-asian="8.75pt" style:font-style-asian="normal" style:font-weight-asian="bold" style:font-size-complex="10pt" style:font-style-complex="normal" style:font-weight-complex="bold"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bff95" officeooo:paragraph-rsid="003365e6" style:font-size-asian="8.75pt" style:font-style-asian="normal" style:font-weight-asian="bold" style:font-size-complex="10pt" style:font-style-complex="normal" style:font-weight-complex="bold"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31f4d3" style:font-size-asian="8.75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32b741" style:font-size-asian="8.75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3310e2" style:font-size-asian="8.75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3365e6" style:font-size-asian="8.75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34a476" style:font-size-asian="8.75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7a00" officeooo:paragraph-rsid="00363a2b" style:font-size-asian="8.75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5a3"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text-properties officeooo:paragraph-rsid="0032b741"/>
    </style:style>
    <style:style style:name="P80" style:family="paragraph" style:parent-style-name="Standard">
      <style:text-properties officeooo:paragraph-rsid="003310e2"/>
    </style:style>
    <style:style style:name="P81" style:family="paragraph" style:parent-style-name="Standard">
      <style:text-properties officeooo:paragraph-rsid="003365e6"/>
    </style:style>
    <style:style style:name="P82" style:family="paragraph" style:parent-style-name="Standard">
      <style:paragraph-properties fo:break-before="page"/>
      <style:text-properties fo:font-size="10pt" fo:font-weight="bold" officeooo:rsid="0031f4d3" officeooo:paragraph-rsid="0031f4d3" style:font-size-asian="8.75pt" style:font-weight-asian="bold" style:font-size-complex="10pt" style:font-weight-complex="bold"/>
    </style:style>
    <style:style style:name="P83" style:family="paragraph" style:parent-style-name="Standard">
      <style:paragraph-properties fo:break-before="auto" fo:break-after="auto"/>
      <style:text-properties fo:font-size="10pt" fo:font-style="italic" style:text-underline-style="solid" style:text-underline-width="auto" style:text-underline-color="font-color" fo:font-weight="bold" officeooo:rsid="00227ad4" officeooo:paragraph-rsid="0023eb18" style:font-size-asian="8.75pt" style:font-style-asian="italic" style:font-weight-asian="bold" style:font-size-complex="10pt" style:font-style-complex="italic" style:font-weight-complex="bold"/>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eb18" officeooo:paragraph-rsid="0031f4d3"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eb18" officeooo:paragraph-rsid="003310e2"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eb18" officeooo:paragraph-rsid="003365e6"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paragraph-rsid="0031f4d3"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ffac6" officeooo:paragraph-rsid="0031f4d3"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1f4d3" officeooo:paragraph-rsid="0031f4d3"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1f4d3" officeooo:paragraph-rsid="0032b741"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2b741" officeooo:paragraph-rsid="0032b741"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310e2" officeooo:paragraph-rsid="003310e2"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310e2" officeooo:paragraph-rsid="003365e6"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4a476" officeooo:paragraph-rsid="0034a476"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4a476" officeooo:paragraph-rsid="00363a2b"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eb18"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eb18" officeooo:paragraph-rsid="003310e2"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eb18" officeooo:paragraph-rsid="003365e6"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3eb18"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5a3"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1490"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1490" officeooo:paragraph-rsid="003310e2"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1490" officeooo:paragraph-rsid="003365e6"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51490"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e530"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717"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3eb18"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435a3"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51490"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51490" officeooo:paragraph-rsid="003310e2"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51490" officeooo:paragraph-rsid="003365e6"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6e530"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61717" officeooo:paragraph-rsid="0031f4d3"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61717" officeooo:paragraph-rsid="003310e2"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solid" style:text-underline-width="auto" style:text-underline-color="font-color" fo:font-weight="normal" officeooo:rsid="00261717" officeooo:paragraph-rsid="003365e6"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5a3" officeooo:paragraph-rsid="0031f4d3" style:font-size-asian="10pt" style:font-style-asian="italic" style:font-weight-asian="normal" style:font-size-complex="10pt" style:font-style-complex="italic"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5a3" officeooo:paragraph-rsid="003310e2" style:font-size-asian="10pt" style:font-style-asian="italic" style:font-weight-asian="normal" style:font-size-complex="10pt" style:font-style-complex="italic"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5a3" officeooo:paragraph-rsid="003365e6" style:font-size-asian="10pt" style:font-style-asian="italic" style:font-weight-asian="normal" style:font-size-complex="10pt" style:font-style-complex="italic"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51490" officeooo:paragraph-rsid="0031f4d3" style:font-size-asian="10pt" style:font-style-asian="italic" style:font-weight-asian="normal" style:font-size-complex="10pt" style:font-style-complex="italic"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61717" officeooo:paragraph-rsid="0031f4d3" style:font-size-asian="10pt" style:font-style-asian="italic" style:font-weight-asian="normal" style:font-size-complex="10pt" style:font-style-complex="italic"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61717" officeooo:paragraph-rsid="003310e2" style:font-size-asian="10pt" style:font-style-asian="italic" style:font-weight-asian="normal" style:font-size-complex="10pt" style:font-style-complex="italic"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61717" officeooo:paragraph-rsid="003365e6" style:font-size-asian="10pt" style:font-style-asian="italic" style:font-weight-asian="normal" style:font-size-complex="10pt" style:font-style-complex="italic" style:font-weight-complex="normal"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31f4d3" style:font-size-asian="8pt" style:font-style-asian="italic" style:font-weight-asian="normal" style:font-size-complex="8pt" style:font-style-complex="italic" style:font-weight-complex="normal"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32b741" style:font-size-asian="8pt" style:font-style-asian="italic" style:font-weight-asian="normal" style:font-size-complex="8pt" style:font-style-complex="italic" style:font-weight-complex="normal"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3310e2" style:font-size-asian="8pt" style:font-style-asian="italic" style:font-weight-asian="normal" style:font-size-complex="8pt" style:font-style-complex="italic"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3365e6" style:font-size-asian="8pt" style:font-style-asian="italic" style:font-weight-asian="normal" style:font-size-complex="8pt" style:font-style-complex="italic" style:font-weight-complex="normal"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34a476" style:font-size-asian="8pt" style:font-style-asian="italic" style:font-weight-asian="normal" style:font-size-complex="8pt" style:font-style-complex="italic" style:font-weight-complex="normal"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rsid="00237a00" officeooo:paragraph-rsid="00363a2b" style:font-size-asian="8pt" style:font-style-asian="italic" style:font-weight-asian="normal" style:font-size-complex="8pt" style:font-style-complex="italic"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8pt" fo:font-style="italic" fo:text-shadow="none" style:text-underline-style="none" fo:font-weight="normal" officeooo:paragraph-rsid="0031f4d3" style:font-size-asian="8pt" style:font-style-asian="italic" style:font-weight-asian="normal" style:font-size-complex="8pt" style:font-style-complex="italic" style:font-weight-complex="normal" style:text-overline-style="none" style:text-overline-color="font-color"/>
    </style:style>
    <style:style style:name="T1" style:family="text">
      <style:text-properties fo:font-size="10pt" style:font-size-asian="8.75pt" style:font-size-complex="10pt"/>
    </style:style>
    <style:style style:name="T2" style:family="text">
      <style:text-properties fo:font-size="10pt" officeooo:rsid="00185de2" style:font-size-asian="8.75pt" style:font-size-complex="10pt"/>
    </style:style>
    <style:style style:name="T3" style:family="text">
      <style:text-properties fo:font-size="10pt" officeooo:rsid="001a22ec" style:font-size-asian="8.75pt" style:font-size-complex="10pt"/>
    </style:style>
    <style:style style:name="T4" style:family="text">
      <style:text-properties fo:font-size="10pt" officeooo:rsid="001b6272" style:font-size-asian="8.75pt" style:font-size-complex="10pt"/>
    </style:style>
    <style:style style:name="T5" style:family="text">
      <style:text-properties fo:font-size="10pt" officeooo:rsid="0021b08b" style:font-size-asian="8.75pt" style:font-size-complex="10pt"/>
    </style:style>
    <style:style style:name="T6" style:family="text">
      <style:text-properties officeooo:rsid="0020a38b"/>
    </style:style>
    <style:style style:name="T7" style:family="text">
      <style:text-properties fo:font-weight="normal" style:font-weight-asian="normal" style:font-weight-complex="normal"/>
    </style:style>
    <style:style style:name="T8" style:family="text">
      <style:text-properties fo:font-weight="normal" officeooo:rsid="002a1c0d" style:font-weight-asian="normal" style:font-weight-complex="normal"/>
    </style:style>
    <style:style style:name="T9" style:family="text">
      <style:text-properties fo:font-weight="normal" officeooo:rsid="002bff95" style:font-weight-asian="normal" style:font-weight-complex="normal"/>
    </style:style>
    <style:style style:name="T10" style:family="text">
      <style:text-properties fo:font-weight="normal" officeooo:rsid="002ffac6" style:font-weight-asian="normal" style:font-weight-complex="normal"/>
    </style:style>
    <style:style style:name="T11" style:family="text">
      <style:text-properties fo:font-weight="normal" officeooo:rsid="0031f4d3" style:font-weight-asian="normal" style:font-weight-complex="normal"/>
    </style:style>
    <style:style style:name="T12" style:family="text">
      <style:text-properties fo:font-weight="normal" officeooo:rsid="0032b741" style:font-weight-asian="normal" style:font-weight-complex="normal"/>
    </style:style>
    <style:style style:name="T13" style:family="text">
      <style:text-properties fo:font-weight="normal" officeooo:rsid="003310e2" style:font-weight-asian="normal" style:font-weight-complex="normal"/>
    </style:style>
    <style:style style:name="T14" style:family="text">
      <style:text-properties fo:font-weight="normal" officeooo:rsid="003365e6" style:font-weight-asian="normal" style:font-weight-complex="normal"/>
    </style:style>
    <style:style style:name="T15" style:family="text">
      <style:text-properties fo:font-weight="normal" officeooo:rsid="0034a476" style:font-weight-asian="normal" style:font-weight-complex="normal"/>
    </style:style>
    <style:style style:name="T16" style:family="text">
      <style:text-properties fo:font-weight="normal" officeooo:rsid="00363a2b" style:font-weight-asian="normal" style:font-weight-complex="normal"/>
    </style:style>
    <style:style style:name="T17" style:family="text">
      <style:text-properties officeooo:rsid="0021b08b"/>
    </style:style>
    <style:style style:name="T18" style:family="text">
      <style:text-properties style:text-underline-style="none"/>
    </style:style>
    <style:style style:name="T19" style:family="text">
      <style:text-properties style:text-underline-style="none" officeooo:rsid="00261717"/>
    </style:style>
    <style:style style:name="T20" style:family="text">
      <style:text-properties style:text-underline-style="none" officeooo:rsid="0026e530"/>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2a1c0d" style:font-style-asian="normal" style:font-weight-asian="normal" style:font-style-complex="normal" style:font-weight-complex="normal"/>
    </style:style>
    <style:style style:name="T23" style:family="text">
      <style:text-properties fo:font-style="normal" style:text-underline-style="none" fo:font-weight="normal" officeooo:rsid="002bff95" style:font-style-asian="normal" style:font-weight-asian="normal" style:font-style-complex="normal" style:font-weight-complex="normal"/>
    </style:style>
    <style:style style:name="T24" style:family="text">
      <style:text-properties fo:font-style="normal" style:text-underline-style="none" fo:font-weight="normal" officeooo:rsid="002ffac6" style:font-style-asian="normal" style:font-weight-asian="normal" style:font-style-complex="normal" style:font-weight-complex="normal"/>
    </style:style>
    <style:style style:name="T25" style:family="text">
      <style:text-properties fo:font-style="normal" style:text-underline-style="none" fo:font-weight="normal" officeooo:rsid="0031f4d3" style:font-style-asian="normal" style:font-weight-asian="normal" style:font-style-complex="normal" style:font-weight-complex="normal"/>
    </style:style>
    <style:style style:name="T26" style:family="text">
      <style:text-properties fo:font-style="normal" style:text-underline-style="none" fo:font-weight="normal" officeooo:rsid="0032b741" style:font-style-asian="normal" style:font-weight-asian="normal" style:font-style-complex="normal" style:font-weight-complex="normal"/>
    </style:style>
    <style:style style:name="T27" style:family="text">
      <style:text-properties fo:font-style="normal" style:text-underline-style="none" fo:font-weight="normal" officeooo:rsid="003310e2" style:font-style-asian="normal" style:font-weight-asian="normal" style:font-style-complex="normal" style:font-weight-complex="normal"/>
    </style:style>
    <style:style style:name="T28" style:family="text">
      <style:text-properties fo:font-style="normal" style:text-underline-style="none" fo:font-weight="normal" officeooo:rsid="003365e6" style:font-style-asian="normal" style:font-weight-asian="normal" style:font-style-complex="normal" style:font-weight-complex="normal"/>
    </style:style>
    <style:style style:name="T29" style:family="text">
      <style:text-properties fo:font-style="normal" style:text-underline-style="none" fo:font-weight="normal" officeooo:rsid="0034a476" style:font-style-asian="normal" style:font-weight-asian="normal" style:font-style-complex="normal" style:font-weight-complex="normal"/>
    </style:style>
    <style:style style:name="T30" style:family="text">
      <style:text-properties fo:font-style="normal" style:text-underline-style="none" fo:font-weight="normal" officeooo:rsid="00363a2b" style:font-style-asian="normal" style:font-weight-asian="normal" style:font-style-complex="normal" style:font-weight-complex="normal"/>
    </style:style>
    <style:style style:name="T31" style:family="text">
      <style:text-properties fo:font-style="normal" style:text-underline-style="none" officeooo:rsid="00237a00" style:font-style-asian="normal" style:font-style-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1f4d3" style:font-style-asian="italic" style:font-weight-asian="normal" style:font-style-complex="italic" style:font-weight-complex="normal"/>
    </style:style>
    <style:style style:name="T34" style:family="text">
      <style:text-properties fo:font-style="italic" fo:font-weight="normal" officeooo:rsid="0032b741" style:font-style-asian="italic" style:font-weight-asian="normal" style:font-style-complex="italic" style:font-weight-complex="normal"/>
    </style:style>
    <style:style style:name="T35" style:family="text">
      <style:text-properties fo:font-style="italic" fo:font-weight="normal" officeooo:rsid="003310e2" style:font-style-asian="italic" style:font-weight-asian="normal"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weight="bold" style:font-weight-asian="bold" style:font-weight-complex="bold"/>
    </style:style>
    <style:style style:name="T39" style:family="text">
      <style:text-properties fo:font-weight="bold" officeooo:rsid="00237a00" style:font-weight-asian="bold" style:font-weight-complex="bold"/>
    </style:style>
    <style:style style:name="T40" style:family="text">
      <style:text-properties officeooo:rsid="0023eb18"/>
    </style:style>
    <style:style style:name="T41" style:family="text">
      <style:text-properties officeooo:rsid="002a1c0d"/>
    </style:style>
    <style:style style:name="T42" style:family="text">
      <style:text-properties officeooo:rsid="002bff95"/>
    </style:style>
    <style:style style:name="T43" style:family="text">
      <style:text-properties officeooo:rsid="002f43f5"/>
    </style:style>
    <style:style style:name="T44" style:family="text">
      <style:text-properties officeooo:rsid="002ffac6"/>
    </style:style>
    <style:style style:name="T45" style:family="text">
      <style:text-properties officeooo:rsid="0031f4d3"/>
    </style:style>
    <style:style style:name="T46" style:family="text">
      <style:text-properties officeooo:rsid="00237a00"/>
    </style:style>
    <style:style style:name="T47" style:family="text">
      <style:text-properties officeooo:rsid="0032b741"/>
    </style:style>
    <style:style style:name="T48" style:family="text">
      <style:text-properties officeooo:rsid="003310e2"/>
    </style:style>
    <style:style style:name="T49" style:family="text">
      <style:text-properties officeooo:rsid="003365e6"/>
    </style:style>
    <style:style style:name="T50" style:family="text">
      <style:text-properties officeooo:rsid="0034a476"/>
    </style:style>
    <style:style style:name="T51" style:family="text">
      <style:text-properties officeooo:rsid="00363a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rveying and Exploring</text:p>
      <text:p text:style-name="P1"/>
      <text:p text:style-name="P5">Actions and Fatigue</text:p>
      <text:p text:style-name="P11"/>
      <text:list xml:id="list2682260709" text:style-name="L1">
        <text:list-item>
          <text:p text:style-name="P30">Each time a character acts during an enclave turn, they take a "fatigue" chit</text:p>
        </text:list-item>
        <text:list-item>
          <text:p text:style-name="P30">You get a -2 to any action on the strategic map for each fatigue chit you currently hold</text:p>
        </text:list-item>
      </text:list>
      <text:p text:style-name="P11"/>
      <text:p text:style-name="P6">Hexes and Base Difficulty</text:p>
      <text:p text:style-name="P12"/>
      <text:list xml:id="list2245571505" text:style-name="L2">
        <text:list-item>
          <text:p text:style-name="P31">Base difficulty for all strategic checks is 8</text:p>
        </text:list-item>
        <text:list-item>
          <text:p text:style-name="P31">Increases by 1 point/each hex away from the enclave</text:p>
        </text:list-item>
        <text:list-item>
          <text:p text:style-name="P31">This distance counts any hex you have to walk through, so hexes traversed because of impassible hexsides count toward the base DL</text:p>
        </text:list-item>
      </text:list>
      <text:p text:style-name="P4"/>
      <text:p text:style-name="P4">Preparation</text:p>
      <text:p text:style-name="P2"/>
      <text:list xml:id="list2026696616" text:style-name="L3">
        <text:list-item>
          <text:p text:style-name="P40">The players and GM should see what hexes are visible and available for survey</text:p>
        </text:list-item>
        <text:list-item>
          <text:p text:style-name="P40">Generally, the players can "see" every hex that borders an existing surveyed hex</text:p>
          <text:list>
            <text:list-item>
              <text:p text:style-name="P40">There might be exceptions for news, trading knowledge with other entities, peering from a mountain, etc.<text:tab/></text:p>
            </text:list-item>
          </text:list>
        </text:list-item>
        <text:list-item>
          <text:p text:style-name="P40">Also, the players should determine what hexes they can actually reach</text:p>
          <text:list>
            <text:list-item>
              <text:p text:style-name="P40">Must be adjacent to surveyed hexes</text:p>
            </text:list-item>
            <text:list-item>
              <text:p text:style-name="P40">Must have a passable hexside to which the players have access</text:p>
            </text:list-item>
          </text:list>
        </text:list-item>
      </text:list>
      <text:p text:style-name="P1"/>
      <text:p text:style-name="P3">Rumors</text:p>
      <text:p text:style-name="P1"/>
      <text:list xml:id="list160736616045276" text:continue-numbering="true" text:style-name="L3">
        <text:list-item>
          <text:p text:style-name="P42">The surveying metagame occurs in months (1 enclave turn) and seasons (3 turns)</text:p>
        </text:list-item>
        <text:list-item>
          <text:p text:style-name="P42">Each season, the GM draws 1-3 <text:span text:style-name="T17">Encounter cards</text:span>, their exact contents are hidden from the players</text:p>
        </text:list-item>
        <text:list-item>
          <text:p text:style-name="P42">However, each card has "Rumor Text" that is read to the players that give them an idea of where to look and what might be there</text:p>
          <text:list>
            <text:list-item>
              <text:p text:style-name="P44">Can conversation, or investigate skill allow the PC to see the actual card?</text:p>
            </text:list-item>
            <text:list-item>
              <text:p text:style-name="P42">Example: "The nearby forests are ripe with fruit trees if you know where to look."</text:p>
            </text:list-item>
          </text:list>
        </text:list-item>
        <text:list-item>
          <text:p text:style-name="P42">Pcs can <text:span text:style-name="T6">take a fatigue</text:span> to make a skill check and put another rumor on the board for that season</text:p>
        </text:list-item>
        <text:list-item>
          <text:p text:style-name="P42">At the end of a season, all rumors are taken off the board and reshuffled into the deck</text:p>
        </text:list-item>
      </text:list>
      <text:p text:style-name="P9"/>
      <text:p text:style-name="P7">Surveying</text:p>
      <text:p text:style-name="P9"/>
      <text:list xml:id="list3381917796" text:style-name="L4">
        <text:list-item>
          <text:p text:style-name="P41">You can survey accessable, unsurveyed hexes only</text:p>
          <text:list>
            <text:list-item>
              <text:p text:style-name="P45">There might be a reason to go back to previously surveyed hexes, based on events?</text:p>
            </text:list-item>
          </text:list>
        </text:list-item>
        <text:list-item>
          <text:p text:style-name="P43">As part of an exclave turn, Pcs will go and survey one or more hexes</text:p>
          <text:list>
            <text:list-item>
              <text:p text:style-name="P49"><text:span text:style-name="T1">Hexes have terrain, subterrain, </text:span><text:span text:style-name="T4">danger level</text:span><text:span text:style-name="T1"> and minor details</text:span></text:p>
            </text:list-item>
            <text:list-item>
              <text:p text:style-name="P49"><text:span text:style-name="T1">subterrain, </text:span><text:span text:style-name="T4">danger</text:span><text:span text:style-name="T1"> and minor details are generated upon surveying</text:span></text:p>
            </text:list-item>
          </text:list>
        </text:list-item>
        <text:list-item>
          <text:p text:style-name="P50"><text:span text:style-name="T1">When they survey, they have </text:span><text:span text:style-name="T2">3 (or 4?)</text:span><text:span text:style-name="T1">/12 chance to pull the desired encounter</text:span></text:p>
        </text:list-item>
        <text:list-item>
          <text:p text:style-name="P43">Characters can <text:span text:style-name="T6">take a fatigue</text:span> to increase that chance</text:p>
          <text:list>
            <text:list-item>
              <text:p text:style-name="P46">or decrease it, though the cases for them to want to do that seem limited at the moment</text:p>
            </text:list-item>
          </text:list>
        </text:list-item>
        <text:list-item>
          <text:p text:style-name="P43">Rumors that are successfully encountered, still need to be resolved with skill tests</text:p>
        </text:list-item>
        <text:list-item>
          <text:p text:style-name="P50"><text:span text:style-name="T1">On a survey roll of 12, the GM gets to play any rumor on the board, or draw a random card from the </text:span><text:span text:style-name="T5">Event</text:span><text:span text:style-name="T1"> deck and put it into play </text:span><text:span text:style-name="T3">immediately (or in the future if the proper terrain does not exist?)</text:span></text:p>
        </text:list-item>
      </text:list>
      <text:p text:style-name="P10"/>
      <text:p text:style-name="P10"/>
      <text:p text:style-name="P10"/>
      <text:p text:style-name="P10"/>
      <text:p text:style-name="P82">Encounters</text:p>
      <text:p text:style-name="P13"/>
      <table:table table:name="Table5" table:style-name="Table5">
        <table:table-column table:style-name="Table5.A"/>
        <table:table-column table:style-name="Table5.B"/>
        <table:table-row>
          <table:table-cell table:style-name="Table5.A1" office:value-type="string">
            <text:p text:style-name="P26"><text:span text:style-name="T41">Bountiful Orchard</text:span> </text:p>
          </table:table-cell>
          <table:table-cell table:style-name="Table5.B1" office:value-type="string">
            <text:p text:style-name="P28">Terrain or Sub = Forest</text:p>
          </table:table-cell>
        </table:table-row>
        <table:table-row>
          <table:table-cell table:style-name="Table5.A2" table:number-columns-spanned="2" office:value-type="string">
            <text:p text:style-name="P18"><text:span text:style-name="T31">Rumor: </text:span><text:span text:style-name="T22">I forget exactly where I was, but I remember seeing row upon row of branches brimming with ripe fruit.</text:span></text:p>
          </table:table-cell>
          <table:covered-table-cell/>
        </table:table-row>
        <table:table-row>
          <table:table-cell table:style-name="Table5.A2" table:number-columns-spanned="2" office:value-type="string">
            <text:p text:style-name="P20">Skills:<text:span text:style-name="T7"> </text:span><text:span text:style-name="T8">Herb Lore, Search, Survival</text:span></text:p>
          </table:table-cell>
          <table:covered-table-cell/>
        </table:table-row>
        <table:table-row>
          <table:table-cell table:style-name="Table5.A2" table:number-columns-spanned="2" office:value-type="string">
            <text:p text:style-name="P24"><text:span text:style-name="T38">Success: </text:span><text:span text:style-name="T41">Your searches bear fruit... so to speak.</text:span></text:p>
          </table:table-cell>
          <table:covered-table-cell/>
        </table:table-row>
        <table:table-row>
          <table:table-cell table:style-name="Table5.A2" table:number-columns-spanned="2" office:value-type="string">
            <text:p text:style-name="P20">Failure: <text:span text:style-name="T7">Put the card back into the deck. There is nothing of value here.</text:span></text:p>
          </table:table-cell>
          <table:covered-table-cell/>
        </table:table-row>
        <table:table-row>
          <table:table-cell table:style-name="Table5.A2" table:number-columns-spanned="2" office:value-type="string">
            <text:p text:style-name="P22">Resolution: (choose one)</text:p>
            <text:list xml:id="list2325982017" text:style-name="L5">
              <text:list-item>
                <text:p text:style-name="P51"><text:span text:style-name="T7">Gathering Site</text:span><text:span text:style-name="T21"> – Put a unit of men here and this becomes an F2 site for all but the winter season</text:span></text:p>
              </text:list-item>
              <text:list-item>
                <text:p text:style-name="P51"><text:span text:style-name="T7">We Need Food Now</text:span><text:span text:style-name="T21"> – Free move a unit here and strip the place bare, immediately gaining 1d3 food, but losing the site</text:span></text:p>
              </text:list-item>
              <text:list-item>
                <text:p text:style-name="P51"><text:span text:style-name="T7">We Need Wood Now</text:span><text:span text:style-name="T21"> – Free move a unit here and chop all the trees down, immediately gaining 1d2 wood, but losing the site</text:span></text:p>
              </text:list-item>
            </text:list>
          </table:table-cell>
          <table:covered-table-cell/>
        </table:table-row>
      </table:table>
      <text:p text:style-name="P13"/>
      <text:p text:style-name="P34"/>
      <table:table table:name="Table8" table:style-name="Table8">
        <table:table-column table:style-name="Table8.A"/>
        <table:table-column table:style-name="Table8.B"/>
        <table:table-row>
          <table:table-cell table:style-name="Table8.A1" office:value-type="string">
            <text:p text:style-name="P87">Cave</text:p>
          </table:table-cell>
          <table:table-cell table:style-name="Table8.B1" office:value-type="string">
            <text:p text:style-name="P129">Terrain or Sub = <text:span text:style-name="T40">Hills, Mountain</text:span></text:p>
          </table:table-cell>
        </table:table-row>
        <table:table-row>
          <table:table-cell table:style-name="Table8.A2" table:number-columns-spanned="2" office:value-type="string">
            <text:p text:style-name="P77"><text:span text:style-name="T39">Rumor</text:span><text:span text:style-name="T46">: </text:span>The hills here are pocked with caves. Last time I was out scavenging, I saw something large and angry sniffing about the entrance.</text:p>
          </table:table-cell>
          <table:covered-table-cell/>
        </table:table-row>
        <table:table-row>
          <table:table-cell table:style-name="Table8.A2" table:number-columns-spanned="2" office:value-type="string">
            <text:p text:style-name="P77"><text:span text:style-name="T38">Skills</text:span>: <text:span text:style-name="T40">Animal Lore, Navigate, Track</text:span></text:p>
          </table:table-cell>
          <table:covered-table-cell/>
        </table:table-row>
        <table:table-row>
          <table:table-cell table:style-name="Table8.A2" table:number-columns-spanned="2" office:value-type="string">
            <text:p text:style-name="P77"><text:span text:style-name="T38">Success:</text:span> <text:span text:style-name="T40">From a distant vantage point, you spot a cave. Even from here, you are certain you see evidence of movement. Will you brave getting closer?</text:span></text:p>
          </table:table-cell>
          <table:covered-table-cell/>
        </table:table-row>
        <table:table-row>
          <table:table-cell table:style-name="Table8.A2" table:number-columns-spanned="2" office:value-type="string">
            <text:p text:style-name="P77"><text:span text:style-name="T38">Failure</text:span>: <text:span text:style-name="T40">Roll resolution as normal to find the cave's occupant, but the Pcs fail to notice the creature stalking them and preparing its surprise attack!</text:span></text:p>
          </table:table-cell>
          <table:covered-table-cell/>
        </table:table-row>
        <table:table-row table:style-name="Table8.6">
          <table:table-cell table:style-name="Table8.A2" table:number-columns-spanned="2" office:value-type="string">
            <text:p text:style-name="P77"><text:span text:style-name="T38">Resolution</text:span>:</text:p>
            <text:p text:style-name="P77"/>
            <text:p text:style-name="P78">Roll a d12 to determine what inhabits the cave. Players may defeat the creature, but if they do not, the creature will remain, grow in strength, and make the area <text:span text:style-name="T37">dangerous</text:span> until dealt with.</text:p>
            <text:p text:style-name="P77"/>
            <table:table table:name="Table9" table:style-name="Table9">
              <table:table-column table:style-name="Table9.A"/>
              <table:table-column table:style-name="Table9.B"/>
              <table:table-row>
                <table:table-cell table:style-name="Table9.A1" office:value-type="string">
                  <text:p text:style-name="P84">Roll 1d12</text:p>
                </table:table-cell>
                <table:table-cell table:style-name="Table9.B1" office:value-type="string">
                  <text:p text:style-name="P84">Creature</text:p>
                </table:table-cell>
              </table:table-row>
              <table:table-row>
                <table:table-cell table:style-name="Table9.A2" office:value-type="string">
                  <text:p text:style-name="P96">1-2</text:p>
                </table:table-cell>
                <table:table-cell table:style-name="Table9.B2" office:value-type="string">
                  <text:p text:style-name="P107">Bear<text:span text:style-name="T18"> – A viscious bear lives here. If the Pcs have the advantage, it will be asleep when they get to its cave. This thing is nasty, but you can see that it is underfed and hungry. While it cannot be swayed with Animal Lore, it might give up pursuit of the Pcs if they distract it with their food.</text:span></text:p>
                  <text:p text:style-name="P99"/>
                  <text:p text:style-name="P116">(See Bear, Starving)</text:p>
                </table:table-cell>
              </table:table-row>
              <table:table-row>
                <table:table-cell table:style-name="Table9.A2" office:value-type="string">
                  <text:p text:style-name="P96">3-4</text:p>
                </table:table-cell>
                <table:table-cell table:style-name="Table9.B2" office:value-type="string">
                  <text:p text:style-name="P108">Mother Serpent<text:span text:style-name="T18"> – A mother serpent and her 6 babies have nested here. She will fiercely defend her nest. </text:span></text:p>
                  <text:p text:style-name="P100"/>
                  <text:p text:style-name="P100">If the mage is there, he may be able to avoid confrontation if he can speak to snakes. Indeed, with any good social roll, she will give an additional rumor to the party for leaving her alone.</text:p>
                  <text:p text:style-name="P100"/>
                  <text:p text:style-name="P119">(See Serpent, Large and Serpent, Asp)</text:p>
                </table:table-cell>
              </table:table-row>
              <table:table-row>
                <table:table-cell table:style-name="Table9.A2" office:value-type="string">
                  <text:p text:style-name="P101">5-6</text:p>
                </table:table-cell>
                <table:table-cell table:style-name="Table9.B2" office:value-type="string">
                  <text:p text:style-name="P109">Men<text:span text:style-name="T18"> – 5 men are here, huddled around a fire and the cooking meat of a large deer. They are armed with spears and clubs. </text:span><text:span text:style-name="T20">They are not overtly hostile, but are very wary of the party (-2 social checks) and will generally want to be left alone to their feast.</text:span></text:p>
                  <text:p text:style-name="P105"/>
                  <text:p text:style-name="P112"><text:span text:style-name="T18">The leader's name is </text:span>Fedor<text:span text:style-name="T18">. If the group can manage to calm the men down, they will tell Pcs that they are slaves from a group of Shadows that traveled from stronghold to </text:span><text:soft-page-break/><text:span text:style-name="T18">stronghold bringing slaves and supplies. When the light returned to the skies, their masters just... collapsed, covering their eyes, when "things" came out of them. Once they recovered from the shock, the men killed their former masters and have lived free ever since.</text:span></text:p>
                  <text:p text:style-name="P105"/>
                  <text:p text:style-name="P105">The caravan site might be of interest. It is some days south, and will take a survey to find and loot. Definitely 1F and 1B can be gathered there, and maybe some other items?</text:p>
                </table:table-cell>
              </table:table-row>
              <table:table-row>
                <table:table-cell table:style-name="Table9.A2" office:value-type="string">
                  <text:p text:style-name="P101">7-8</text:p>
                </table:table-cell>
                <table:table-cell table:style-name="Table9.B2" office:value-type="string">
                  <text:p text:style-name="P109">Ogre<text:span text:style-name="T18"> – A large, ugly ogre is here eating the raw remains of a huge pig. He will howl at the party and attack unless they flee immediately.</text:span></text:p>
                  <text:p text:style-name="P104"/>
                  <text:p text:style-name="P119">(See Ogre)</text:p>
                </table:table-cell>
              </table:table-row>
              <table:table-row>
                <table:table-cell table:style-name="Table9.A2" office:value-type="string">
                  <text:p text:style-name="P101">9-10</text:p>
                </table:table-cell>
                <table:table-cell table:style-name="Table9.B2" office:value-type="string">
                  <text:p text:style-name="P113">Beetle<text:span text:style-name="T18"> – Two beetles hide from the bright sun in this cave, coming out only at night to hunt.</text:span></text:p>
                  <text:p text:style-name="P106"/>
                  <text:p text:style-name="P120">(See Beetle, Summoned)</text:p>
                </table:table-cell>
              </table:table-row>
              <table:table-row>
                <table:table-cell table:style-name="Table9.A2" office:value-type="string">
                  <text:p text:style-name="P101">11</text:p>
                </table:table-cell>
                <table:table-cell table:style-name="Table9.B2" office:value-type="string">
                  <text:p text:style-name="P113">Empty<text:span text:style-name="T18"> – The cave walls and floor are covered in fungus (Herb Lore – edible fungus), but whatever the scouts saw, it is long gone.</text:span></text:p>
                </table:table-cell>
              </table:table-row>
              <table:table-row>
                <table:table-cell table:style-name="Table9.A2" office:value-type="string">
                  <text:p text:style-name="P101">12</text:p>
                </table:table-cell>
                <table:table-cell table:style-name="Table9.B2" office:value-type="string">
                  <text:p text:style-name="P109">Dungeon Door<text:span text:style-name="T18"> – Surprisingly, on the far side of the cave, there is a sturdy wooden door </text:span><text:span text:style-name="T19">with a rusted mechanism (lock). If the Pcs can break in, they will find this is the entrance to ???</text:span></text:p>
                </table:table-cell>
              </table:table-row>
            </table:table>
            <text:p text:style-name="P77"/>
          </table:table-cell>
          <table:covered-table-cell/>
        </table:table-row>
      </table:table>
      <text:p text:style-name="P34"/>
      <text:p text:style-name="P36"/>
      <table:table table:name="Table10" table:style-name="Table10">
        <table:table-column table:style-name="Table10.A"/>
        <table:table-column table:style-name="Table10.B"/>
        <table:table-row>
          <table:table-cell table:style-name="Table10.A1" office:value-type="string">
            <text:p text:style-name="P92">Forest Spirit</text:p>
          </table:table-cell>
          <table:table-cell table:style-name="Table10.B1" office:value-type="string">
            <text:p text:style-name="P125">Terrain or Sub = <text:span text:style-name="T48">Forest</text:span></text:p>
          </table:table-cell>
        </table:table-row>
        <table:table-row>
          <table:table-cell table:style-name="Table10.A2" table:number-columns-spanned="2" office:value-type="string">
            <text:p text:style-name="P54"><text:span text:style-name="T31">Rumor: </text:span><text:span text:style-name="T26">T</text:span><text:span text:style-name="T27">hese woods are spooky. Every time I go in there, I feel like I am being watched.</text:span></text:p>
          </table:table-cell>
          <table:covered-table-cell/>
        </table:table-row>
        <table:table-row>
          <table:table-cell table:style-name="Table10.A2" table:number-columns-spanned="2" office:value-type="string">
            <text:p text:style-name="P63">Skills:<text:span text:style-name="T7"> </text:span><text:span text:style-name="T13">Search, Sorcery, Spell Lore, Theology </text:span><text:span text:style-name="T35">(Roll 3)</text:span></text:p>
          </table:table-cell>
          <table:covered-table-cell/>
        </table:table-row>
        <table:table-row>
          <table:table-cell table:style-name="Table10.A2" table:number-columns-spanned="2" office:value-type="string">
            <text:p text:style-name="P73"><text:span text:style-name="T38">Success: </text:span><text:span text:style-name="T48">If friendly, you encounter the spirit. If hostile, you see the warning signs before you are forced to meet the spirit.</text:span></text:p>
          </table:table-cell>
          <table:covered-table-cell/>
        </table:table-row>
        <table:table-row>
          <table:table-cell table:style-name="Table10.A2" table:number-columns-spanned="2" office:value-type="string">
            <text:p text:style-name="P63">Failure: <text:span text:style-name="T13">If friently, the spirit does not want to be found. Return the card to the deck. If hostile, the spirit catches the party in its woods, and will deal with them to the best of its ability.</text:span></text:p>
          </table:table-cell>
          <table:covered-table-cell/>
        </table:table-row>
        <table:table-row>
          <table:table-cell table:style-name="Table10.A2" table:number-columns-spanned="2" office:value-type="string">
            <text:p text:style-name="P69">Resolution:<text:span text:style-name="T7"> </text:span></text:p>
            <text:p text:style-name="P69"><text:span text:style-name="T11"/></text:p>
            <table:table table:name="Table11" table:style-name="Table11">
              <table:table-column table:style-name="Table11.A"/>
              <table:table-column table:style-name="Table11.B"/>
              <table:table-row>
                <table:table-cell table:style-name="Table11.A1" office:value-type="string">
                  <text:p text:style-name="P85">Roll 1d12</text:p>
                </table:table-cell>
                <table:table-cell table:style-name="Table11.B1" office:value-type="string">
                  <text:p text:style-name="P85">Creature</text:p>
                </table:table-cell>
              </table:table-row>
              <table:table-row>
                <table:table-cell table:style-name="Table11.A2" office:value-type="string">
                  <text:p text:style-name="P97">1-6</text:p>
                </table:table-cell>
                <table:table-cell table:style-name="Table11.B2" office:value-type="string">
                  <text:p text:style-name="P117"><text:span text:style-name="T18"/></text:p>
                </table:table-cell>
              </table:table-row>
              <table:table-row>
                <table:table-cell table:style-name="Table11.A2" office:value-type="string">
                  <text:p text:style-name="P102">7-10</text:p>
                </table:table-cell>
                <table:table-cell table:style-name="Table11.B2" office:value-type="string">
                  <text:p text:style-name="P121"><text:span text:style-name="T18"/></text:p>
                </table:table-cell>
              </table:table-row>
              <table:table-row>
                <table:table-cell table:style-name="Table11.A2" office:value-type="string">
                  <text:p text:style-name="P102">11</text:p>
                </table:table-cell>
                <table:table-cell table:style-name="Table11.B2" office:value-type="string">
                  <text:p text:style-name="P114"><text:span text:style-name="T18"/></text:p>
                </table:table-cell>
              </table:table-row>
              <table:table-row>
                <table:table-cell table:style-name="Table11.A2" office:value-type="string">
                  <text:p text:style-name="P102">12</text:p>
                </table:table-cell>
                <table:table-cell table:style-name="Table11.B2" office:value-type="string">
                  <text:p text:style-name="P110"><text:span text:style-name="T19"/></text:p>
                </table:table-cell>
              </table:table-row>
            </table:table>
            <text:p text:style-name="P80"/>
          </table:table-cell>
          <table:covered-table-cell/>
        </table:table-row>
      </table:table>
      <text:p text:style-name="P36"/>
      <text:p text:style-name="P35"/>
      <table:table table:name="Table3" table:style-name="Table3">
        <table:table-column table:style-name="Table3.A"/>
        <table:table-column table:style-name="Table3.B"/>
        <table:table-row>
          <table:table-cell table:style-name="Table3.A1" office:value-type="string">
            <text:p text:style-name="P90">Herd of <text:span text:style-name="T47">Cattle</text:span></text:p>
          </table:table-cell>
          <table:table-cell table:style-name="Table3.B1" office:value-type="string">
            <text:p text:style-name="P124">Terrain or Sub = <text:span text:style-name="T47">Plains</text:span></text:p>
          </table:table-cell>
        </table:table-row>
        <table:table-row>
          <table:table-cell table:style-name="Table3.A2" table:number-columns-spanned="2" office:value-type="string">
            <text:p text:style-name="P53"><text:span text:style-name="T31">Rumor: </text:span><text:span text:style-name="T26">The nearby plains are full of herd animals grazing in the sun.</text:span></text:p>
          </table:table-cell>
          <table:covered-table-cell/>
        </table:table-row>
        <table:table-row>
          <table:table-cell table:style-name="Table3.A2" table:number-columns-spanned="2" office:value-type="string">
            <text:p text:style-name="P62">Skills:<text:span text:style-name="T7"> </text:span><text:span text:style-name="T11">Animal Lore, Track, Survive </text:span><text:span text:style-name="T33">(Roll 3</text:span><text:span text:style-name="T34">)</text:span></text:p>
          </table:table-cell>
          <table:covered-table-cell/>
        </table:table-row>
        <table:table-row>
          <table:table-cell table:style-name="Table3.A2" table:number-columns-spanned="2" office:value-type="string">
            <text:p text:style-name="P72"><text:span text:style-name="T38">Success: </text:span><text:span text:style-name="T45">You find the herd and manage to get close enough to hunt if you like.</text:span></text:p>
          </table:table-cell>
          <table:covered-table-cell/>
        </table:table-row>
        <table:table-row>
          <table:table-cell table:style-name="Table3.A2" table:number-columns-spanned="2" office:value-type="string">
            <text:p text:style-name="P62">Failure: <text:span text:style-name="T12">Possible mishap – make an Animal Lore check or take damage due to a stampede.</text:span><text:span text:style-name="T11"> </text:span><text:span text:style-name="T7">Put the card back into the deck. There is nothing of value here.</text:span></text:p>
          </table:table-cell>
          <table:covered-table-cell/>
        </table:table-row>
        <table:table-row>
          <table:table-cell table:style-name="Table3.A2" table:number-columns-spanned="2" office:value-type="string">
            <text:p text:style-name="P68">Resolution:<text:span text:style-name="T7"> </text:span><text:span text:style-name="T11">This herd can be hunted or domesticated</text:span></text:p>
            <text:list xml:id="list1553654476" text:style-name="L6">
              <text:list-item>
                <text:p text:style-name="P59"><text:span text:style-name="T7">Hunted</text:span><text:span text:style-name="T21"> – A unit here can produce a F2 site that is unfortunately Easy To Deplete</text:span></text:p>
              </text:list-item>
              <text:list-item>
                <text:p text:style-name="P59"><text:soft-page-break/><text:span text:style-name="T7">We Need Food Now</text:span><text:span text:style-name="T21"> – This site can be destroyed for 1d3 food now</text:span></text:p>
              </text:list-item>
              <text:list-item>
                <text:p text:style-name="P59"><text:span text:style-name="T7">Domesticate</text:span><text:span text:style-name="T21"> – If the enclave has Animal Husbandry, a food site can get a +1 by building pens for the goats</text:span></text:p>
              </text:list-item>
            </text:list>
          </table:table-cell>
          <table:covered-table-cell/>
        </table:table-row>
      </table:table>
      <text:p text:style-name="P35"/>
      <text:p text:style-name="P34"/>
      <table:table table:name="Table1" table:style-name="Table1">
        <table:table-column table:style-name="Table1.A"/>
        <table:table-column table:style-name="Table1.B"/>
        <table:table-row>
          <table:table-cell table:style-name="Table1.A1" office:value-type="string">
            <text:p text:style-name="P89">Herd of Goats</text:p>
          </table:table-cell>
          <table:table-cell table:style-name="Table1.B1" office:value-type="string">
            <text:p text:style-name="P123">Terrain or Sub = <text:span text:style-name="T44">Hills, Mountain</text:span></text:p>
          </table:table-cell>
        </table:table-row>
        <table:table-row>
          <table:table-cell table:style-name="Table1.A2" table:number-columns-spanned="2" office:value-type="string">
            <text:p text:style-name="P52"><text:span text:style-name="T31">Rumor: </text:span><text:span text:style-name="T25">When you travel to the highlands, you will often see small herds of goats scaling the slopes.</text:span></text:p>
          </table:table-cell>
          <table:covered-table-cell/>
        </table:table-row>
        <table:table-row>
          <table:table-cell table:style-name="Table1.A2" table:number-columns-spanned="2" office:value-type="string">
            <text:p text:style-name="P61">Skills:<text:span text:style-name="T7"> </text:span><text:span text:style-name="T11">Animal Lore, Climb, Track, Survive </text:span><text:span text:style-name="T33">(Roll 3)</text:span></text:p>
          </table:table-cell>
          <table:covered-table-cell/>
        </table:table-row>
        <table:table-row>
          <table:table-cell table:style-name="Table1.A2" table:number-columns-spanned="2" office:value-type="string">
            <text:p text:style-name="P71"><text:span text:style-name="T38">Success: </text:span><text:span text:style-name="T45">You find the herd and manage to get close enough to hunt some goats if you like.</text:span></text:p>
          </table:table-cell>
          <table:covered-table-cell/>
        </table:table-row>
        <table:table-row>
          <table:table-cell table:style-name="Table1.A2" table:number-columns-spanned="2" office:value-type="string">
            <text:p text:style-name="P61">Failure: <text:span text:style-name="T11">Someone has a mishap trying to reach the herd. Everyone needs to roll climb, or take 3d6 fall damage. </text:span><text:span text:style-name="T7">Put the card back into the deck. There is nothing of value here.</text:span></text:p>
          </table:table-cell>
          <table:covered-table-cell/>
        </table:table-row>
        <table:table-row>
          <table:table-cell table:style-name="Table1.A2" table:number-columns-spanned="2" office:value-type="string">
            <text:p text:style-name="P67">Resolution:<text:span text:style-name="T7"> </text:span><text:span text:style-name="T11">This herd can be hunted or domesticated</text:span></text:p>
            <text:list xml:id="list160735243427902" text:continue-numbering="true" text:style-name="L6">
              <text:list-item>
                <text:p text:style-name="P58"><text:span text:style-name="T7">Hunted</text:span><text:span text:style-name="T21"> – A unit here can produce a F2 site that is unfortunately Easy To Deplete</text:span></text:p>
              </text:list-item>
              <text:list-item>
                <text:p text:style-name="P58"><text:span text:style-name="T7">We Need Food Now</text:span><text:span text:style-name="T21"> – This site can be destroyed for 1d3 food now</text:span></text:p>
              </text:list-item>
              <text:list-item>
                <text:p text:style-name="P58"><text:span text:style-name="T7">Domesticate</text:span><text:span text:style-name="T21"> – If the enclave has Animal Husbandry, a food site can get a +1 by building pens for the goats</text:span></text:p>
              </text:list-item>
            </text:list>
          </table:table-cell>
          <table:covered-table-cell/>
        </table:table-row>
      </table:table>
      <text:p text:style-name="P34"/>
      <text:p text:style-name="P34"/>
      <text:p text:style-name="P35"/>
      <table:table table:name="Table7" table:style-name="Table7">
        <table:table-column table:style-name="Table7.A"/>
        <table:table-column table:style-name="Table7.B"/>
        <table:table-row>
          <table:table-cell table:style-name="Table7.A1" office:value-type="string">
            <text:p text:style-name="P91">Hidden Lake</text:p>
          </table:table-cell>
          <table:table-cell table:style-name="Table7.B1" office:value-type="string">
            <text:p text:style-name="P124">Terrain or Sub = <text:span text:style-name="T47">Forest, Hills, Mountain</text:span></text:p>
          </table:table-cell>
        </table:table-row>
        <table:table-row>
          <table:table-cell table:style-name="Table7.A2" table:number-columns-spanned="2" office:value-type="string">
            <text:p text:style-name="P53"><text:span text:style-name="T31">Rumor: </text:span></text:p>
          </table:table-cell>
          <table:covered-table-cell/>
        </table:table-row>
        <table:table-row>
          <table:table-cell table:style-name="Table7.A2" table:number-columns-spanned="2" office:value-type="string">
            <text:p text:style-name="P62">Skills:<text:span text:style-name="T7"> </text:span><text:span text:style-name="T12">Navigate, Theology, Track</text:span></text:p>
          </table:table-cell>
          <table:covered-table-cell/>
        </table:table-row>
        <table:table-row>
          <table:table-cell table:style-name="Table7.A2" table:number-columns-spanned="2" office:value-type="string">
            <text:p text:style-name="P72"><text:span text:style-name="T38">Success: </text:span></text:p>
          </table:table-cell>
          <table:covered-table-cell/>
        </table:table-row>
        <table:table-row>
          <table:table-cell table:style-name="Table7.A2" table:number-columns-spanned="2" office:value-type="string">
            <text:p text:style-name="P62">Failure: <text:span text:style-name="T16">This card is a unique opportunity and is discarded if it is not encountered.</text:span></text:p>
          </table:table-cell>
          <table:covered-table-cell/>
        </table:table-row>
        <table:table-row>
          <table:table-cell table:style-name="Table7.A2" table:number-columns-spanned="2" office:value-type="string">
            <text:p text:style-name="P68">Resolution:<text:span text:style-name="T7"> </text:span></text:p>
            <text:list xml:id="list150190828" text:style-name="L7">
              <text:list-item>
                <text:p text:style-name="P60"><text:span text:style-name="T11">B</text:span><text:span text:style-name="T7">lessed Fishing</text:span><text:span text:style-name="T21"> – Put a unit here and create an F2 spot, that can be increased to F3 if a divine favor is used</text:span></text:p>
              </text:list-item>
              <text:list-item>
                <text:p text:style-name="P60"><text:span text:style-name="T7">Sanctuary</text:span><text:span text:style-name="T21"> – Leave this spot as a quite sanctuary and get a +1 to Theology and Lore rolls while studying here</text:span></text:p>
              </text:list-item>
            </text:list>
          </table:table-cell>
          <table:covered-table-cell/>
        </table:table-row>
      </table:table>
      <text:p text:style-name="P79"/>
      <text:p text:style-name="P79"/>
      <table:table table:name="Table2" table:style-name="Table2">
        <table:table-column table:style-name="Table2.A"/>
        <table:table-column table:style-name="Table2.B"/>
        <table:table-row>
          <table:table-cell table:style-name="Table2.A1" office:value-type="string">
            <text:p text:style-name="P88">Mineral Deposits</text:p>
          </table:table-cell>
          <table:table-cell table:style-name="Table2.B1" office:value-type="string">
            <text:p text:style-name="P123">Terrain or Sub = <text:span text:style-name="T44">Hills</text:span></text:p>
          </table:table-cell>
        </table:table-row>
        <table:table-row>
          <table:table-cell table:style-name="Table2.A2" table:number-columns-spanned="2" office:value-type="string">
            <text:p text:style-name="P52"><text:span text:style-name="T31">Rumor: </text:span><text:span text:style-name="T24">There were just chunks of metal jutting out of the ground. If I only had better tools with me, I could have brought back more.</text:span></text:p>
          </table:table-cell>
          <table:covered-table-cell/>
        </table:table-row>
        <table:table-row>
          <table:table-cell table:style-name="Table2.A2" table:number-columns-spanned="2" office:value-type="string">
            <text:p text:style-name="P61">Skills:<text:span text:style-name="T7"> </text:span><text:span text:style-name="T10">Craft, Mining, Scholar</text:span></text:p>
          </table:table-cell>
          <table:covered-table-cell/>
        </table:table-row>
        <table:table-row>
          <table:table-cell table:style-name="Table2.A2" table:number-columns-spanned="2" office:value-type="string">
            <text:p text:style-name="P71"><text:span text:style-name="T38">Success: </text:span><text:span text:style-name="T44">Deep in the hills, you come upon deposits of valuable minerals that have broken through the surface of the earth.</text:span></text:p>
          </table:table-cell>
          <table:covered-table-cell/>
        </table:table-row>
        <table:table-row>
          <table:table-cell table:style-name="Table2.A2" table:number-columns-spanned="2" office:value-type="string">
            <text:p text:style-name="P61">Failure: <text:span text:style-name="T7">Put the card back into the deck. There is nothing of value here.</text:span></text:p>
          </table:table-cell>
          <table:covered-table-cell/>
        </table:table-row>
        <table:table-row>
          <table:table-cell table:style-name="Table2.A2" table:number-columns-spanned="2" office:value-type="string">
            <text:p text:style-name="P67">Resolution:<text:span text:style-name="T7"> </text:span><text:span text:style-name="T10">Some of the minerals can be gathered by hand. A unit here will generate a B1 site. However, having the technology Mining will allow this site to be B2. </text:span></text:p>
          </table:table-cell>
          <table:covered-table-cell/>
        </table:table-row>
      </table:table>
      <text:p text:style-name="P34"/>
      <text:p text:style-name="P37"/>
      <table:table table:name="Table12" table:style-name="Table12">
        <table:table-column table:style-name="Table12.A"/>
        <table:table-column table:style-name="Table12.B"/>
        <table:table-row>
          <table:table-cell table:style-name="Table12.A1" office:value-type="string">
            <text:p text:style-name="P93"><text:span text:style-name="T49">Mountain</text:span> Spirit</text:p>
          </table:table-cell>
          <table:table-cell table:style-name="Table12.B1" office:value-type="string">
            <text:p text:style-name="P126">Terrain or Sub = <text:span text:style-name="T49">Mountain</text:span></text:p>
          </table:table-cell>
        </table:table-row>
        <table:table-row>
          <table:table-cell table:style-name="Table12.A2" table:number-columns-spanned="2" office:value-type="string">
            <text:p text:style-name="P55"><text:span text:style-name="T31">Rumor: </text:span><text:span text:style-name="T26">T</text:span><text:span text:style-name="T28">here is a rumor of a magical spirit that haunts the nearby mountains, leading travellers to their doom on the cliffs.</text:span></text:p>
          </table:table-cell>
          <table:covered-table-cell/>
        </table:table-row>
        <table:table-row>
          <table:table-cell table:style-name="Table12.A2" table:number-columns-spanned="2" office:value-type="string">
            <text:p text:style-name="P64">Skills:<text:span text:style-name="T7"> </text:span><text:span text:style-name="T14">Climb</text:span><text:span text:style-name="T13">, Sorcery, Spell Lore, Theology </text:span><text:span text:style-name="T35">(Roll 3)</text:span></text:p>
          </table:table-cell>
          <table:covered-table-cell/>
        </table:table-row>
        <text:soft-page-break/>
        <table:table-row>
          <table:table-cell table:style-name="Table12.A2" table:number-columns-spanned="2" office:value-type="string">
            <text:p text:style-name="P74"><text:span text:style-name="T38">Success: </text:span><text:span text:style-name="T48">If friendly, you encounter the spirit. If hostile, you see the warning signs before you are forced to meet the spirit.</text:span></text:p>
          </table:table-cell>
          <table:covered-table-cell/>
        </table:table-row>
        <table:table-row>
          <table:table-cell table:style-name="Table12.A2" table:number-columns-spanned="2" office:value-type="string">
            <text:p text:style-name="P64">Failure: <text:span text:style-name="T13">If friently, the spirit does not want to be found. Return the card to the deck. If hostile, the spirit catches the party in its woods, and will deal with them to the best of its ability.</text:span></text:p>
          </table:table-cell>
          <table:covered-table-cell/>
        </table:table-row>
        <table:table-row>
          <table:table-cell table:style-name="Table12.A2" table:number-columns-spanned="2" office:value-type="string">
            <text:p text:style-name="P70">Resolution:<text:span text:style-name="T7"> </text:span></text:p>
            <text:p text:style-name="P70"><text:span text:style-name="T11"/></text:p>
            <table:table table:name="Table13" table:style-name="Table13">
              <table:table-column table:style-name="Table13.A"/>
              <table:table-column table:style-name="Table13.B"/>
              <table:table-row>
                <table:table-cell table:style-name="Table13.A1" office:value-type="string">
                  <text:p text:style-name="P86">Roll 1d12</text:p>
                </table:table-cell>
                <table:table-cell table:style-name="Table13.B1" office:value-type="string">
                  <text:p text:style-name="P86">Creature</text:p>
                </table:table-cell>
              </table:table-row>
              <table:table-row>
                <table:table-cell table:style-name="Table13.A2" office:value-type="string">
                  <text:p text:style-name="P98">1-6</text:p>
                </table:table-cell>
                <table:table-cell table:style-name="Table13.B2" office:value-type="string">
                  <text:p text:style-name="P118"><text:span text:style-name="T18"/></text:p>
                </table:table-cell>
              </table:table-row>
              <table:table-row>
                <table:table-cell table:style-name="Table13.A2" office:value-type="string">
                  <text:p text:style-name="P103">7-10</text:p>
                </table:table-cell>
                <table:table-cell table:style-name="Table13.B2" office:value-type="string">
                  <text:p text:style-name="P122"><text:span text:style-name="T18"/></text:p>
                </table:table-cell>
              </table:table-row>
              <table:table-row>
                <table:table-cell table:style-name="Table13.A2" office:value-type="string">
                  <text:p text:style-name="P103">11</text:p>
                </table:table-cell>
                <table:table-cell table:style-name="Table13.B2" office:value-type="string">
                  <text:p text:style-name="P115"><text:span text:style-name="T18"/></text:p>
                </table:table-cell>
              </table:table-row>
              <table:table-row>
                <table:table-cell table:style-name="Table13.A2" office:value-type="string">
                  <text:p text:style-name="P103">12</text:p>
                </table:table-cell>
                <table:table-cell table:style-name="Table13.B2" office:value-type="string">
                  <text:p text:style-name="P111"><text:span text:style-name="T19"/></text:p>
                </table:table-cell>
              </table:table-row>
            </table:table>
            <text:p text:style-name="P81"/>
          </table:table-cell>
          <table:covered-table-cell/>
        </table:table-row>
      </table:table>
      <text:p text:style-name="P37"/>
      <text:p text:style-name="P38"/>
      <table:table table:name="Table14" table:style-name="Table14">
        <table:table-column table:style-name="Table14.A"/>
        <table:table-column table:style-name="Table14.B"/>
        <table:table-row>
          <table:table-cell table:style-name="Table14.A1" office:value-type="string">
            <text:p text:style-name="P94">Ruined Tower</text:p>
          </table:table-cell>
          <table:table-cell table:style-name="Table14.B1" office:value-type="string">
            <text:p text:style-name="P127">Terrain or Sub = <text:span text:style-name="T50">Hills, Mountain</text:span></text:p>
          </table:table-cell>
        </table:table-row>
        <table:table-row>
          <table:table-cell table:style-name="Table14.A2" table:number-columns-spanned="2" office:value-type="string">
            <text:p text:style-name="P56"><text:span text:style-name="T31">Rumor: </text:span><text:span text:style-name="T29">I have seen a tower stretching high into the sky, overlooking the surrounding lands. I wonder what is in there?</text:span></text:p>
          </table:table-cell>
          <table:covered-table-cell/>
        </table:table-row>
        <table:table-row>
          <table:table-cell table:style-name="Table14.A2" table:number-columns-spanned="2" office:value-type="string">
            <text:p text:style-name="P65">Skills:<text:span text:style-name="T7"> </text:span><text:span text:style-name="T15">History, Navigate</text:span><text:span text:style-name="T7">, </text:span><text:span text:style-name="T16">Scholar,</text:span><text:span text:style-name="T7"> </text:span><text:span text:style-name="T15">Search</text:span><text:span text:style-name="T7"> </text:span><text:span text:style-name="T32">(Test any 3)</text:span></text:p>
          </table:table-cell>
          <table:covered-table-cell/>
        </table:table-row>
        <table:table-row>
          <table:table-cell table:style-name="Table14.A2" table:number-columns-spanned="2" office:value-type="string">
            <text:p text:style-name="P75"><text:span text:style-name="T38">Success: </text:span><text:span text:style-name="T51">You find the tower, and can learn the secrets therein</text:span></text:p>
          </table:table-cell>
          <table:covered-table-cell/>
        </table:table-row>
        <table:table-row>
          <table:table-cell table:style-name="Table14.A2" table:number-columns-spanned="2" office:value-type="string">
            <text:p text:style-name="P66">Failure: <text:span text:style-name="T16">This card is a unique opportunity and is discarded if it is not encountered.</text:span></text:p>
          </table:table-cell>
          <table:covered-table-cell/>
        </table:table-row>
      </table:table>
      <text:p text:style-name="P38"/>
      <text:p text:style-name="P39"/>
      <table:table table:name="Table15" table:style-name="Table15">
        <table:table-column table:style-name="Table15.A"/>
        <table:table-column table:style-name="Table15.B"/>
        <table:table-row>
          <table:table-cell table:style-name="Table15.A1" office:value-type="string">
            <text:p text:style-name="P95">Ruined <text:span text:style-name="T51">Village</text:span></text:p>
          </table:table-cell>
          <table:table-cell table:style-name="Table15.B1" office:value-type="string">
            <text:p text:style-name="P128">Terrain or Sub = <text:span text:style-name="T50">Hills, Plains</text:span></text:p>
          </table:table-cell>
        </table:table-row>
        <table:table-row>
          <table:table-cell table:style-name="Table15.A2" table:number-columns-spanned="2" office:value-type="string">
            <text:p text:style-name="P57"><text:span text:style-name="T31">Rumor: </text:span><text:span text:style-name="T30">The nearby hills and plains hold the remains of the villages of men from before the Shadows. How old must those places be and how have they been preserved for this long?</text:span></text:p>
          </table:table-cell>
          <table:covered-table-cell/>
        </table:table-row>
        <table:table-row>
          <table:table-cell table:style-name="Table15.A2" table:number-columns-spanned="2" office:value-type="string">
            <text:p text:style-name="P66">Skills:<text:span text:style-name="T7"> </text:span><text:span text:style-name="T15">History, Navigate</text:span><text:span text:style-name="T7">, </text:span><text:span text:style-name="T16">Scholar,</text:span><text:span text:style-name="T7"> </text:span><text:span text:style-name="T15">Search</text:span><text:span text:style-name="T7"> </text:span><text:span text:style-name="T32">(Test any 3)</text:span></text:p>
          </table:table-cell>
          <table:covered-table-cell/>
        </table:table-row>
        <table:table-row>
          <table:table-cell table:style-name="Table15.A2" table:number-columns-spanned="2" office:value-type="string">
            <text:p text:style-name="P76"><text:span text:style-name="T38">Success: </text:span><text:span text:style-name="T51">You find the village, and can learn the secrets therein</text:span></text:p>
          </table:table-cell>
          <table:covered-table-cell/>
        </table:table-row>
        <table:table-row>
          <table:table-cell table:style-name="Table15.A2" table:number-columns-spanned="2" office:value-type="string">
            <text:p text:style-name="P66">Failure: <text:span text:style-name="T16">Put this card back in the deck.</text:span></text:p>
          </table:table-cell>
          <table:covered-table-cell/>
        </table:table-row>
      </table:table>
      <text:p text:style-name="P39"/>
      <text:p text:style-name="P13"/>
      <table:table table:name="Table4" table:style-name="Table4">
        <table:table-column table:style-name="Table4.A"/>
        <table:table-column table:style-name="Table4.B"/>
        <table:table-row>
          <table:table-cell table:style-name="Table4.A1" office:value-type="string">
            <text:p text:style-name="P26">Stand of Trees <text:span text:style-name="T43">(x2)</text:span></text:p>
          </table:table-cell>
          <table:table-cell table:style-name="Table4.B1" office:value-type="string">
            <text:p text:style-name="P28">Terrain or Sub = Forest</text:p>
          </table:table-cell>
        </table:table-row>
        <table:table-row>
          <table:table-cell table:style-name="Table4.A2" table:number-columns-spanned="2" office:value-type="string">
            <text:p text:style-name="P18"><text:span text:style-name="T31">Rumor: </text:span><text:span text:style-name="T21">The trees have grown so quickly since the light has returned. Why I am sure that some of these trees are fit to cut and use for building.</text:span></text:p>
          </table:table-cell>
          <table:covered-table-cell/>
        </table:table-row>
        <table:table-row>
          <table:table-cell table:style-name="Table4.A2" table:number-columns-spanned="2" office:value-type="string">
            <text:p text:style-name="P20">Skills:<text:span text:style-name="T7"> Craft, Logging, Search, Survival </text:span><text:span text:style-name="T32">(Test any 3)</text:span></text:p>
          </table:table-cell>
          <table:covered-table-cell/>
        </table:table-row>
        <table:table-row>
          <table:table-cell table:style-name="Table4.A2" table:number-columns-spanned="2" office:value-type="string">
            <text:p text:style-name="P24"><text:span text:style-name="T38">Success: </text:span>The trees and surrounding terrain make this site perfect for a logging camp. Move a unit in to create a B<text:span text:style-name="T41">2</text:span> site for your tribe.</text:p>
          </table:table-cell>
          <table:covered-table-cell/>
        </table:table-row>
        <table:table-row>
          <table:table-cell table:style-name="Table4.A2" table:number-columns-spanned="2" office:value-type="string">
            <text:p text:style-name="P20">Failure: <text:span text:style-name="T7">Put the card back into the deck. There is nothing of value here.</text:span></text:p>
          </table:table-cell>
          <table:covered-table-cell/>
        </table:table-row>
      </table:table>
      <text:p text:style-name="P13"><text:s/></text:p>
      <text:p text:style-name="P14"/>
      <table:table table:name="Table6" table:style-name="Table6">
        <table:table-column table:style-name="Table6.A"/>
        <table:table-column table:style-name="Table6.B"/>
        <table:table-row>
          <table:table-cell table:style-name="Table6.A1" office:value-type="string">
            <text:p text:style-name="P27">Wolves</text:p>
          </table:table-cell>
          <table:table-cell table:style-name="Table6.B1" office:value-type="string">
            <text:p text:style-name="P29">Terrain or Sub = Forest, <text:span text:style-name="T45">Hills</text:span></text:p>
          </table:table-cell>
        </table:table-row>
        <table:table-row>
          <table:table-cell table:style-name="Table6.A2" table:number-columns-spanned="2" office:value-type="string">
            <text:p text:style-name="P19"><text:span text:style-name="T31">Rumor: </text:span><text:span text:style-name="T23">Every time I go into these woods, I hear the howling of the wolves. There must be a whole pack of them roaming the forest.</text:span></text:p>
          </table:table-cell>
          <table:covered-table-cell/>
        </table:table-row>
        <table:table-row>
          <table:table-cell table:style-name="Table6.A2" table:number-columns-spanned="2" office:value-type="string">
            <text:p text:style-name="P21">Skills:<text:span text:style-name="T7"> </text:span><text:span text:style-name="T9">Animal Lore, Survival, Track</text:span></text:p>
          </table:table-cell>
          <table:covered-table-cell/>
        </table:table-row>
        <table:table-row>
          <table:table-cell table:style-name="Table6.A2" table:number-columns-spanned="2" office:value-type="string">
            <text:p text:style-name="P25"><text:span text:style-name="T38">Success: </text:span><text:span text:style-name="T42">You find evidence of wolves in the area, and could likely track them to their lair.</text:span></text:p>
          </table:table-cell>
          <table:covered-table-cell/>
        </table:table-row>
        <text:soft-page-break/>
        <table:table-row>
          <table:table-cell table:style-name="Table6.A2" table:number-columns-spanned="2" office:value-type="string">
            <text:p text:style-name="P21">Failure: <text:span text:style-name="T9">While searching the woods, you hear snarling, and see many eyes in the branches around you.</text:span></text:p>
          </table:table-cell>
          <table:covered-table-cell/>
        </table:table-row>
        <table:table-row>
          <table:table-cell table:style-name="Table6.A2" table:number-columns-spanned="2" office:value-type="string">
            <text:p text:style-name="P23">Resolution:<text:span text:style-name="T7"> The pack is 3d4 wolves. They make the area </text:span><text:span text:style-name="T36">dangerous</text:span><text:span text:style-name="T7">, and will raid sites and kill herds nearby, roaming to them 1 hex/turn if need be.</text:span></text:p>
          </table:table-cell>
          <table:covered-table-cell/>
        </table:table-row>
      </table:table>
      <text:p text:style-name="P15"/>
      <text:p text:style-name="P8"/>
      <text:p text:style-name="P32"/>
      <text:p text:style-name="P83"/>
      <text:p text:style-name="P16"/>
      <text:p text:style-name="P17"/>
      <text:p text:style-name="P48"/>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7M50S</meta:editing-duration>
    <meta:editing-cycles>24</meta:editing-cycles>
    <meta:generator>LibreOffice/6.1.3.2$Windows_X86_64 LibreOffice_project/86daf60bf00efa86ad547e59e09d6bb77c699acb</meta:generator>
    <dc:date>2018-12-19T16:07:34.738000000</dc:date>
    <meta:document-statistic meta:table-count="15" meta:image-count="0" meta:object-count="0" meta:page-count="6" meta:paragraph-count="164" meta:word-count="2081" meta:character-count="11191" meta:non-whitespace-character-count="9282"/>
    <meta:user-defined meta:name="Info 1"/>
    <meta:user-defined meta:name="Info 2"/>
    <meta:user-defined meta:name="Info 3"/>
    <meta:user-defined meta:name="Info 4"/>
  </office:meta>
</office:document-meta>
</file>